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723cm" fo:min-width="0.54cm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15.307cm" fo:min-width="8.073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6.048cm" fo:min-width="3.893cm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7" style:family="graphic" style:parent-style-name="standard">
      <style:graphic-properties svg:stroke-width="0.053cm" svg:stroke-color="#000000" draw:marker-start-width="0.279cm" draw:marker-end-width="0.279cm" draw:fill="none" draw:fill-color="#000000" loext:fill-use-slide-background="false" draw:textarea-horizontal-align="justify" draw:textarea-vertical-align="middle" draw:auto-grow-height="false" fo:min-height="1.097cm" fo:min-width="3.99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0000" draw:marker-start-width="0.279cm" draw:marker-end-width="0.279cm" draw:fill="none" draw:fill-color="#000000" loext:fill-use-slide-background="false" draw:textarea-horizontal-align="justify" draw:textarea-vertical-align="middle" draw:auto-grow-height="false" fo:min-height="1.045cm" fo:min-width="3.938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651cm" fo:min-width="2.305cm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1" draw:layer="layout" svg:width="1.544cm" svg:height="1.449cm" svg:x="2.272cm" svg:y="8.3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3.044cm" svg:y1="9.776cm" svg:x2="3.044cm" svg:y2="12.053cm">
            <text:p/>
          </draw:line>
          <draw:line draw:style-name="gr3" draw:text-style-name="P1" draw:layer="layout" svg:x1="1.947cm" svg:y1="10.812cm" svg:x2="4.07cm" svg:y2="10.8cm">
            <text:p/>
          </draw:line>
          <draw:line draw:style-name="gr3" draw:text-style-name="P1" draw:layer="layout" svg:x1="3.044cm" svg:y1="12.042cm" svg:x2="4.009cm" svg:y2="13.077cm">
            <text:p/>
          </draw:line>
          <draw:line draw:style-name="gr3" draw:text-style-name="P1" draw:layer="layout" svg:x1="3.044cm" svg:y1="12.043cm" svg:x2="2.272cm" svg:y2="13.077cm">
            <text:p/>
          </draw:line>
        </draw:g>
        <draw:custom-shape draw:style-name="gr4" draw:text-style-name="P1" draw:layer="layout" svg:width="8.573cm" svg:height="15.557cm" svg:x="9.207cm" svg:y="2.5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445cm" svg:height="6.35cm" svg:x="23.177cm" svg:y="5.0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9.207cm" svg:y1="3.81cm" svg:x2="15.875cm" svg:y2="3.81cm">
          <text:p/>
        </draw:line>
        <draw:line draw:style-name="gr3" draw:text-style-name="P1" draw:layer="layout" svg:x1="16.192cm" svg:y1="3.175cm" svg:x2="16.192cm" svg:y2="2.552cm">
          <text:p/>
        </draw:line>
        <draw:line draw:style-name="gr3" draw:text-style-name="P1" draw:layer="layout" svg:x1="16.192cm" svg:y1="3.176cm" svg:x2="15.875cm" svg:y2="3.81cm">
          <text:p/>
        </draw:line>
        <draw:frame draw:style-name="gr6" draw:text-style-name="P2" draw:layer="layout" svg:width="6.668cm" svg:height="1.27cm" svg:x="9.207cm" svg:y="2.54cm">
          <draw:text-box>
            <text:p>UCD : ATM System</text:p>
          </draw:text-box>
        </draw:frame>
        <draw:frame draw:style-name="gr6" draw:text-style-name="P2" draw:layer="layout" svg:width="3.493cm" svg:height="1.27cm" svg:x="1.569cm" svg:y="14.287cm">
          <draw:text-box>
            <text:p>Customer</text:p>
          </draw:text-box>
        </draw:frame>
        <draw:frame draw:style-name="gr6" draw:text-style-name="P2" draw:layer="layout" svg:width="4.446cm" svg:height="1.27cm" svg:x="23.777cm" svg:y="12.382cm">
          <draw:text-box>
            <text:p>ML Model</text:p>
          </draw:text-box>
        </draw:frame>
        <draw:custom-shape draw:style-name="gr7" draw:text-style-name="P3" draw:layer="layout" svg:width="6.35cm" svg:height="1.905cm" svg:x="10.16cm" svg:y="4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6.35cm" svg:height="1.905cm" svg:x="10.16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6.35cm" svg:height="1.905cm" svg:x="10.16cm" svg:y="11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6.35cm" svg:height="1.905cm" svg:x="10.16cm" svg:y="14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5.398cm" svg:height="1.27cm" svg:x="10.795cm" svg:y="4.98cm">
          <draw:text-box>
            <text:p>Withdraw cash</text:p>
          </draw:text-box>
        </draw:frame>
        <draw:frame draw:style-name="gr6" draw:text-style-name="P2" draw:layer="layout" svg:width="5.398cm" svg:height="1.27cm" svg:x="10.994cm" svg:y="8.037cm">
          <draw:text-box>
            <text:p>Check balance</text:p>
          </draw:text-box>
        </draw:frame>
        <draw:frame draw:style-name="gr6" draw:text-style-name="P2" draw:layer="layout" svg:width="5.398cm" svg:height="1.27cm" svg:x="11.295cm" svg:y="11.53cm">
          <draw:text-box>
            <text:p>Change pin</text:p>
          </draw:text-box>
        </draw:frame>
        <draw:frame draw:style-name="gr6" draw:text-style-name="P2" draw:layer="layout" svg:width="5.398cm" svg:height="1.27cm" svg:x="10.794cm" svg:y="15.022cm">
          <draw:text-box>
            <text:p>Print Statement</text:p>
          </draw:text-box>
        </draw:frame>
        <draw:line draw:style-name="gr3" draw:text-style-name="P1" draw:layer="layout" svg:x1="4.445cm" svg:y1="10.795cm" svg:x2="10.16cm" svg:y2="5.397cm">
          <text:p/>
        </draw:line>
        <draw:line draw:style-name="gr3" draw:text-style-name="P1" draw:layer="layout" svg:x1="4.446cm" svg:y1="10.795cm" svg:x2="10.16cm" svg:y2="8.572cm">
          <text:p/>
        </draw:line>
        <draw:line draw:style-name="gr3" draw:text-style-name="P1" draw:layer="layout" svg:x1="4.446cm" svg:y1="10.796cm" svg:x2="10.16cm" svg:y2="12.065cm">
          <text:p/>
        </draw:line>
        <draw:line draw:style-name="gr3" draw:text-style-name="P1" draw:layer="layout" svg:x1="4.446cm" svg:y1="10.797cm" svg:x2="10.16cm" svg:y2="15.557cm">
          <text:p/>
        </draw:line>
        <draw:line draw:style-name="gr3" draw:text-style-name="P1" draw:layer="layout" svg:x1="16.511cm" svg:y1="5.4cm" svg:x2="23.177cm" svg:y2="8.572cm">
          <text:p/>
        </draw:line>
        <draw:custom-shape draw:style-name="gr9" draw:text-style-name="P1" draw:layer="layout" svg:width="2.857cm" svg:height="0.953cm" svg:x="23.495cm" svg:y="6.6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857cm" svg:height="0.953cm" svg:x="23.495cm" svg:y="9.207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4.765cm" svg:y1="6.655cm" svg:x2="24.765cm" svg:y2="5.715cm">
          <text:p/>
        </draw:line>
        <draw:line draw:style-name="gr3" draw:text-style-name="P1" draw:layer="layout" svg:x1="24.765cm" svg:y1="9.207cm" svg:x2="24.765cm" svg:y2="7.62cm">
          <text:p/>
        </draw:line>
        <draw:line draw:style-name="gr3" draw:text-style-name="P1" draw:layer="layout" svg:x1="24.765cm" svg:y1="11.1cm" svg:x2="24.765cm" svg:y2="10.16cm">
          <text:p/>
        </draw:line>
        <draw:line draw:style-name="gr3" draw:text-style-name="P1" draw:layer="layout" svg:x1="26.987cm" svg:y1="5.715cm" svg:x2="24.765cm" svg:y2="5.715cm">
          <text:p/>
        </draw:line>
        <draw:line draw:style-name="gr3" draw:text-style-name="P1" draw:layer="layout" svg:x1="24.765cm" svg:y1="11.1cm" svg:x2="26.987cm" svg:y2="11.112cm">
          <text:p/>
        </draw:line>
        <draw:line draw:style-name="gr3" draw:text-style-name="P1" draw:layer="layout" svg:x1="26.987cm" svg:y1="5.715cm" svg:x2="26.987cm" svg:y2="11.112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2T13:13:06.139504154</meta:creation-date>
    <dc:date>2023-07-22T13:30:56.969709637</dc:date>
    <meta:editing-duration>PT17M52S</meta:editing-duration>
    <meta:editing-cycles>1</meta:editing-cycles>
    <meta:document-statistic meta:object-count="35"/>
    <meta:generator>LibreOffice/7.5.4.2$Linux_X86_64 LibreOffice_project/50$Build-2</meta:generator>
  </office:meta>
</office:document-meta>
</file>